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T19" style:family="text">
      <style:text-properties officeooo:rsid="001fc28e"/>
    </style:style>
    <style:style style:name="T20" style:family="text">
      <style:text-properties officeooo:rsid="00209be9"/>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331853380"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2071733109"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29140084"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47"><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48"><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49"><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0"><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51"><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230256147"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833201002"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216468460"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363463171"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156910037"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1149703872"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52"><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53"><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54"><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55"><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56"><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57"><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58"><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59"><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0"><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2"><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3"><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4"><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5"><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6"><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7"><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8"><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69"><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0"><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1"><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255909140" text:style-name="L10">
          <text:list-item>
            <text:p text:style-name="P40"><draw:frame draw:style-name="fr4" draw:name="Object27" text:anchor-type="as-char" svg:width="0.1972in" svg:height="0.3929in" draw:z-index="73"><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4"><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5"><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6"><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7"><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8"><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79"><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0"><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1"><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2"><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3"><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4"><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5"><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6"><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7"><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8"><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89"><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0"><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1"><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2"><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3"><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4"><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5"><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6"><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7"><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8"><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99"><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0"><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1"><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2"><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2008774124" text:style-name="L11">
          <text:list-item>
            <text:p text:style-name="P41"><draw:frame draw:style-name="fr4" draw:name="Object64" text:anchor-type="as-char" svg:width="0.1984in" svg:height="0.3929in" draw:z-index="103"><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4"><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5"><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6"><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7"><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8"><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09"><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0"><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1"><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2"><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3"><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4"><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5"><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6"><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7"><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8"><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19"><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0"><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1"><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2"><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3"><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4"><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5"><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6"><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2029233045" text:style-name="L12">
          <text:list-item>
            <text:p text:style-name="P42"><draw:frame draw:style-name="fr4" draw:name="Object82" text:anchor-type="as-char" svg:width="0.1992in" svg:height="0.3929in" draw:z-index="127"><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8"><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29"><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0"><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1"><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2"><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3"><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4"><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5"><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6"><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7"><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8"><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39"><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0"><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1"><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2"><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3"><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4"><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5"><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6"><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7"><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8"><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572539220" text:style-name="L13">
          <text:list-item>
            <text:p text:style-name="P61">1</text:p>
          </text:list-item>
          <text:list-item>
            <text:p text:style-name="P61"><draw:frame draw:style-name="fr4" draw:name="Object104" text:anchor-type="as-char" svg:width="0.198in" svg:height="0.3929in" draw:z-index="149"><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50"><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51"><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52"><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53"><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54"><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55"><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56"><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57"><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58"><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59"><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1854209581"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60"><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61"><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62"><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3"><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64"><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5"><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66"><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7"><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68"><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69"><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70"><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71"><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72"><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73"><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74"><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75"><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76"><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77"><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78"><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79"><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0"><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81"><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82"><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83"><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84"><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85"><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86"><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87"><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88"><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89"><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90"><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91"><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92"><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93"><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94"><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95"><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96"><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381958677"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874891333" text:style-name="L16">
          <text:list-item>
            <text:p text:style-name="P64"><draw:frame draw:style-name="fr4" draw:name="Object152" text:anchor-type="as-char" svg:width="0.202in" svg:height="0.3929in" draw:z-index="197"><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98"><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99"><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200"><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201"><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202"><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203"><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204"><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205"><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206"><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207"><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208"><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209"><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210"><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1"><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407467320"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794054777" text:style-name="L18">
          <text:list-item>
            <text:p text:style-name="P43"><draw:frame draw:style-name="fr4" draw:name="Object167" text:anchor-type="as-char" svg:width="0.2839in" svg:height="0.3929in" draw:z-index="212"><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3"><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4"><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956415316"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5"><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6"><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7"><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8"><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19"><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0"><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1"><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2"><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3"><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4"><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360084751"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5"><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6"><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7"><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8"><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29"><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0"><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1"><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2"><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3"><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4"><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5"><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6"><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86056139"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7"><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8"><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222777139"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752738501"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300098277"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426603170" text:style-name="L25">
          <text:list-item>
            <text:p text:style-name="P69"><draw:frame draw:style-name="fr4" draw:name="Object194" text:anchor-type="as-char" svg:width="0.4689in" svg:height="0.3929in" draw:z-index="239"><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40"><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41"><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42"><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43"><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44"><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858623156" text:style-name="L26">
          <text:list-item>
            <text:p text:style-name="P70"><draw:frame draw:style-name="fr4" draw:name="Object210" text:anchor-type="as-char" svg:width="0.5071in" svg:height="0.3929in" draw:z-index="245"><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46"><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47"><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48"><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49"><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50"><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2166914492" text:style-name="L27">
          <text:list-item>
            <text:p text:style-name="P71"><draw:frame draw:style-name="fr4" draw:name="Object200" text:anchor-type="as-char" svg:width="2.3516in" svg:height="0.3929in" draw:z-index="251"><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52"><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53"><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54"><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55"><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56"><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57"><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58"><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59"><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60"><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991952229" text:style-name="L28">
          <text:list-item>
            <text:p text:style-name="P72"><draw:frame draw:style-name="fr4" draw:name="Object217" text:anchor-type="as-char" svg:width="2.4362in" svg:height="0.3929in" draw:z-index="261"><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62"><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63"><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64"><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65"><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66"><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67"><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68"><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625296404" text:style-name="L29">
          <text:list-item>
            <text:p text:style-name="P73"><draw:frame draw:style-name="fr4" draw:name="Object225" text:anchor-type="as-char" svg:width="3.111in" svg:height="0.3929in" draw:z-index="269"><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70"><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71"><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72"><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73"><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74"><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75"><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76"><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77"><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516100146"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1"><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3"><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17026626" text:continue-numbering="true" text:style-name="L30">
          <text:list-item>
            <text:p text:style-name="P74"><draw:frame draw:style-name="fr4" draw:name="Object235" text:anchor-type="as-char" svg:width="2.4362in" svg:height="0.3929in" draw:z-index="4"><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5"><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6"><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7"><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8"><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9"><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1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11"><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12"><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13"><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893584768"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text:soft-page-break/></text:p>
      <text:section text:style-name="Sect3" text:name="Section35">
        <text:p text:style-name="P4">Worksheet 6-2</text:p>
        <text:p text:style-name="P23">part I</text:p>
        <text:list xml:id="list1928783859"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411983581"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text:soft-page-break/></text:p>
      <text:section text:style-name="Sect3" text:name="Section37">
        <text:p text:style-name="P4">Worksheet 6-3</text:p>
        <text:list xml:id="list894358727"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798065973" text:continue-numbering="true" text:style-name="L34">
          <text:list-item>
            <text:p text:style-name="P133"/>
            <text:list>
              <text:list-item>
                <text:p text:style-name="P133">4.8º F</text:p>
              </text:list-item>
              <text:list-item>
                <text:p text:style-name="P133">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2130673880"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69334809"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25"><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082461061" text:style-name="L37">
          <text:list-item>
            <text:p text:style-name="P79">1<draw:frame draw:style-name="fr1" draw:name="graphics1" text:anchor-type="as-char" svg:y="-0.1201in" svg:width="0.1402in" svg:height="0.1701in" draw:z-index="26"><draw:image xlink:href="Pictures/10000201000000300000003E21E346E1.png" xlink:type="simple" xlink:show="embed" xlink:actuate="onLoad"/></draw:frame> = 8<draw:frame draw:style-name="fr2" draw:name="graphics150" text:anchor-type="as-char" svg:width="0.0598in" svg:height="0.1in" draw:z-index="27"><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28"><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29"><draw:image xlink:href="Pictures/10000201000000300000003E21E346E1.png" xlink:type="simple" xlink:show="embed" xlink:actuate="onLoad"/></draw:frame> = 8 <text:span text:style-name="T16">f</text:span><draw:frame draw:style-name="fr2" draw:name="graphics4" text:anchor-type="as-char" svg:width="0.0598in" svg:height="0.1in" draw:z-index="30"><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31"><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32"><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33"><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318287178" text:style-name="L38">
          <text:list-item>
            <text:p text:style-name="P80"><draw:frame draw:style-name="fr2" draw:name="graphics7" text:anchor-type="as-char" svg:width="0.0598in" svg:height="0.1in" draw:z-index="34"><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35"><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36"><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37"><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38"><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4"><draw:image xlink:href="Pictures/1000020100000016000000257903293B.png" xlink:type="simple" xlink:show="embed" xlink:actuate="onLoad"/></draw:frame> viii or <text:span text:style-name="T16">f</text:span><draw:frame draw:style-name="fr2" draw:name="graphics13" text:anchor-type="as-char" svg:width="0.0598in" svg:height="0.1in" draw:z-index="15"><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6"><draw:image xlink:href="Pictures/1000020100000016000000257903293B.png" xlink:type="simple" xlink:show="embed" xlink:actuate="onLoad"/></draw:frame> xvi or <text:span text:style-name="T16">f</text:span><draw:frame draw:style-name="fr2" draw:name="graphics15" text:anchor-type="as-char" svg:width="0.0598in" svg:height="0.1in" draw:z-index="17"><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8"><draw:image xlink:href="Pictures/10000201000000300000003E21E346E1.png" xlink:type="simple" xlink:show="embed" xlink:actuate="onLoad"/></draw:frame> i<text:span text:style-name="T20">i</text:span>ss</text:p>
          </text:list-item>
          <text:list-item>
            <text:p text:style-name="P80"><draw:frame draw:style-name="fr1" draw:name="graphics17" text:anchor-type="as-char" svg:y="-0.1201in" svg:width="0.1402in" svg:height="0.1701in" draw:z-index="19"><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0"><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1"><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197878620"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2"><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3"><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4"><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56315059"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292358119"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933268353" text:continue-numbering="true" text:style-name="L40">
        <text:list-item>
          <text:p text:style-name="P82">Rx<text:tab/>ASA<text:tab/><text:tab/>648 mg</text:p>
        </text:list-item>
      </text:list>
      <text:p text:style-name="P26">Caffeine<text:tab/>32.4 mg</text:p>
      <text:p text:style-name="P26">Salicylamide<text:tab/>194.4 mg</text:p>
      <text:list xml:id="list870719819"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933710171"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1545830092"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3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4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4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4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4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4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4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4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text:soft-page-break/></text:p>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030802771"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2057181879"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564098648"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942519338"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709162378"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263290482"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1789044245"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2088263272"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881495185"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569609387"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272497850"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2039184798"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764020000"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996869825"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163432902"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162256645"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679642807"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1154497220"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978358700"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276572686"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642230740"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843576842"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029506271"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2025847695"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562085395"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984329977"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2066815978"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616179830"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274250529"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088844325"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Worksheet 14-8</text:p>
        <text:list xml:id="list1644128264"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text:soft-page-break/></text:p>
      <text:section text:style-name="Sect3" text:name="Section68">
        <text:p text:style-name="P2">Worksheet 14-9</text:p>
        <text:list xml:id="list644230347"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2091280570"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525459869"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558383059"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624592574" text:style-name="L76">
          <text:list-item>
            <text:p text:style-name="P109">A; Mark the syringe at 12 units.</text:p>
          </text:list-item>
          <text:list-item>
            <text:p text:style-name="P109">B; Mark the syringe at 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132428534" text:continue-numbering="true" text:style-name="L76">
        <text:list-item>
          <text:p text:style-name="P138">The clear rapid or short-acting insulin is actually drawn into the syringe prior to adding the cloudy isophane (NPH) insulin.</text:p>
        </text:list-item>
        <text:list-item>
          <text:p text:style-name="P140"><text:soft-page-break/><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612899977"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1171576931"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537005472"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text:soft-page-break/>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61"><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text:soft-page-break/></text:p>
      <text:section text:style-name="Sect2" text:name="Section75">
        <text:p text:style-name="P5">Worksheet 18-3</text:p>
        <text:list xml:id="list1466028436"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712819592"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781136596"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329362860"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300989219"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749639696"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316945388"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434879138"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253432129"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443075882"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37387464"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501638089"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156.25 mL/hr</text:p>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909456248"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2052597580"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355293986"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text:span text:style-name="T18">4</text:span> mEq/L it is likely to precipitate.</text:p>
              </text:list-item>
            </text:list>
          </text:list-item>
          <text:list-item>
            <text:p text:style-name="P127"><text:s/></text:p>
            <text:list>
              <text:list-item>
                <text:p text:style-name="P127">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759453569"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text:span text:style-name="T19">6.25</text:span> mL/hr</text:p>
          </text:list-item>
          <text:list-item>
            <text:p text:style-name="P128">4<text:span text:style-name="T19">9</text:span>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438832502"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311257138"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083223467"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009348494"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26T08:26:07</dc:date>
    <dc:creator>Sean Parsons</dc:creator>
    <meta:editing-duration>P3DT8H21M48S</meta:editing-duration>
    <meta:editing-cycles>79</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3" meta:word-count="12461" meta:character-count="56938" meta:non-whitespace-character-count="4918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